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0.895cm" fo:min-width="1.74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693cm" fo:min-width="4.64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746cm" fo:min-width="3.54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607cm" fo:min-width="0.849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f10d0c" draw:marker-start-width="0.252cm" draw:marker-end="Arrowheads_20_2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0" style:family="graphic" style:parent-style-name="objectwithoutfill">
      <style:graphic-properties svg:stroke-width="0.035cm" svg:stroke-color="#8e86ae" draw:marker-start-width="0.252cm" draw:marker-end="Arrowheads_20_9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f10d0c" draw:marker-start-width="0.252cm" draw:marker-end="线条箭头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693cm" fo:min-width="4.882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0.895cm" fo:min-width="1.74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746cm" fo:min-width="3.542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width="0.035cm" svg:stroke-color="#ff3838" draw:marker-start-width="0.252cm" draw:marker-end="线条箭头_20_6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035cm" svg:stroke-color="#ff3838" draw:marker-start-width="0.252cm" draw:marker-end="线条箭头_20_7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ff3838" draw:marker-start-width="0.252cm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ff3838" draw:marker-start-width="0.252cm" draw:marker-end="线条箭头_20_9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3" style:family="paragraph">
      <style:paragraph-properties fo:margin-left="0cm" fo:margin-right="0cm" fo:text-align="center" fo:text-indent="0cm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5" style:family="paragraph"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7" style:family="paragraph">
      <style:paragraph-properties fo:text-align="center" style:writing-mode="lr-tb"/>
      <style:text-properties fo:color="#77bc6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9" style:family="paragraph">
      <loext:graphic-properties draw:fill="none"/>
      <style:paragraph-properties fo:text-align="center" style:writing-mode="lr-tb"/>
      <style:text-properties fo:font-size="16pt" fo:font-weight="bold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3pt" fo:font-weight="bold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808080" loext:opacity="100%" style:font-name="PingFang SC" fo:font-size="32pt" style:font-size-asian="32pt" style:font-size-complex="32pt"/>
    </style:style>
    <style:style style:name="P13" style:family="paragraph">
      <style:paragraph-properties fo:text-align="center" style:writing-mode="lr-tb"/>
      <style:text-properties fo:color="#666666" loext:opacity="100%" style:font-name="Fira Sans Condensed" fo:font-size="16pt" fo:font-weight="bold" style:font-size-asian="16pt" style:font-size-complex="16pt"/>
    </style:style>
    <style:style style:name="P14" style:family="paragraph">
      <loext:graphic-properties draw:fill-color="#ffffff"/>
      <style:paragraph-properties fo:text-align="center" style:writing-mode="lr-tb"/>
      <style:text-properties fo:color="#666666" loext:opacity="100%" style:font-name="Fira Sans Condensed" fo:font-size="16pt" fo:font-weight="bold" style:font-size-asian="16pt" style:font-size-complex="16pt"/>
    </style:style>
    <style:style style:name="P1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972f" loext:opacity="100%" style:font-name="Fira Sans Condensed" fo:font-size="15pt" fo:font-style="normal" fo:font-weight="bold" style:font-size-asian="15pt" style:font-size-complex="15pt"/>
    </style:style>
    <style:style style:name="T2" style:family="text">
      <style:text-properties fo:color="#666666" loext:opacity="100%" style:font-name="Fira Sans Condensed" fo:font-size="14pt" fo:font-weight="bold" style:letter-kerning="true" style:font-name-asian="Noto Sans CJK SC" style:font-size-asian="14pt" style:font-name-complex="Droid Sans Devanagari" style:font-size-complex="14pt"/>
    </style:style>
    <style:style style:name="T3" style:family="text">
      <style:text-properties fo:color="#729fcf" loext:opacity="100%" style:font-name="Fira Sans Condensed" fo:font-size="15pt" fo:font-weight="bold" style:font-size-asian="15pt" style:font-size-complex="15pt"/>
    </style:style>
    <style:style style:name="T4" style:family="text">
      <style:text-properties fo:color="#77bc65" loext:opacity="100%" style:font-name="Fira Sans Condensed" fo:font-size="15pt" fo:font-weight="bold" style:letter-kerning="true" style:font-name-asian="Noto Sans CJK SC" style:font-size-asian="15pt" style:font-name-complex="Droid Sans Devanagari" style:font-size-complex="15pt"/>
    </style:style>
    <style:style style:name="T5" style:family="text">
      <style:text-properties fo:color="#ff3838" loext:opacity="100%" style:font-name="Fira Sans Condensed" fo:font-size="13pt" fo:font-weight="bold" style:font-size-asian="13pt" style:font-size-complex="13pt"/>
    </style:style>
    <style:style style:name="T6" style:family="text">
      <style:text-properties fo:color="#808080" loext:opacity="100%" style:font-name="PingFang SC" fo:font-size="32pt" style:font-size-asian="32pt" style:font-size-complex="32pt"/>
    </style:style>
    <style:style style:name="T7" style:family="text">
      <style:text-properties fo:color="#808080" loext:opacity="100%" style:font-name="PingFang SC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666666" loext:opacity="100%" style:font-name="Fira Sans Condensed"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09cm" svg:height="1.305cm" svg:x="9.791cm" svg:y="3.8cm">
          <text:p text:style-name="P1"><text:span text:style-name="T1">exc1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6.176cm" svg:height="1.165cm" svg:x="7.924cm" svg:y="6.375cm">
          <text:p text:style-name="P3"><text:span text:style-name="T2">myRange = [0,1,2,…,10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8.153cm" svg:height="2.059cm" svg:x="6.94cm" svg:y="8.891cm">
          <text:p text:style-name="P5"><text:span text:style-name="T3">for i in myRange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xml:id="id6" draw:id="id6" draw:layer="layout" svg:width="1.809cm" svg:height="1.165cm" svg:x="4.691cm" svg:y="14.732cm">
          <text:p text:style-name="P7"><text:span text:style-name="T4">i</text:span></text:p>
          <draw:enhanced-geometry svg:viewBox="0 0 21600 21600" draw:glue-points="?f6 0 10800 ?f8 ?f11 10800 ?f9 21600 10800 ?f10 ?f5 10800" draw:text-areas="?f3 ?f3 ?f4 ?f4" draw:type="parallelogram" draw:modifiers="1909.934061182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9" draw:layer="layout" draw:type="line" svg:x1="10.995cm" svg:y1="5.105cm" svg:x2="11.012cm" svg:y2="6.375cm" draw:start-shape="id1" draw:start-glue-point="2" draw:end-shape="id2" draw:end-glue-point="5" svg:d="M10995 5105l17 1270" svg:viewBox="0 0 18 1271">
          <text:p/>
        </draw:connector>
        <draw:connector draw:style-name="gr6" draw:text-style-name="P9" draw:layer="layout" draw:type="line" svg:x1="11.012cm" svg:y1="7.54cm" svg:x2="11.017cm" svg:y2="8.891cm" draw:start-shape="id2" draw:start-glue-point="8" draw:end-shape="id3" draw:end-glue-point="4" svg:d="M11012 7540l5 1351" svg:viewBox="0 0 6 1352">
          <text:p/>
        </draw:connector>
        <draw:connector draw:style-name="gr7" draw:text-style-name="P9" draw:layer="layout" draw:line-skew="0.394cm -2.671cm" svg:x1="11.011cm" svg:y1="19.588cm" svg:x2="6.94cm" svg:y2="9.921cm" draw:start-shape="id4" draw:start-glue-point="7" draw:end-shape="id3" draw:end-glue-point="5" svg:d="M11011 19588v912h-7261v-10579h3190" svg:viewBox="0 0 7262 10580">
          <text:p/>
        </draw:connector>
        <draw:frame draw:style-name="gr8" draw:text-style-name="P10" draw:layer="layout" svg:width="0.931cm" svg:height="0.802cm" svg:x="10.928cm" svg:y="10.847cm">
          <draw:text-box>
            <text:p><text:span text:style-name="T5">T</text:span></text:p>
          </draw:text-box>
        </draw:frame>
        <draw:frame draw:style-name="gr9" draw:text-style-name="P12" draw:layer="layout" svg:width="19.59cm" svg:height="2.1cm" svg:x="1cm" svg:y="1.4cm">
          <draw:text-box>
            <text:p text:style-name="P11"><text:span text:style-name="T6">flowchart | exc1</text:span><text:span text:style-name="T7">.py</text:span></text:p>
          </draw:text-box>
        </draw:frame>
        <draw:line draw:style-name="gr10" draw:text-style-name="P9" draw:layer="layout" svg:x1="6.5cm" svg:y1="15.182cm" svg:x2="6.966cm" svg:y2="14.25cm">
          <text:p/>
        </draw:line>
        <draw:connector draw:style-name="gr11" draw:text-style-name="P9" draw:layer="layout" draw:type="line" svg:x1="11.017cm" svg:y1="10.95cm" svg:x2="11.016cm" svg:y2="12.71cm" draw:start-shape="id3" draw:start-glue-point="6" draw:end-shape="id5" draw:end-glue-point="4" svg:d="M11017 10950l-1 1760" svg:viewBox="0 0 2 1761">
          <text:p/>
        </draw:connector>
        <draw:custom-shape draw:style-name="gr12" draw:text-style-name="P14" xml:id="id4" draw:id="id4" draw:layer="layout" svg:width="6.462cm" svg:height="1.165cm" svg:x="7.78cm" svg:y="18.423cm">
          <text:p text:style-name="P13"><text:span text:style-name="T8">myNum = myNum + 1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8" draw:id="id8" draw:layer="layout" svg:width="2.408cm" svg:height="1.305cm" svg:x="9.792cm" svg:y="22.945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5" draw:id="id5" draw:layer="layout" svg:width="8.152cm" svg:height="2.059cm" svg:x="6.94cm" svg:y="12.71cm">
          <text:p text:style-name="P5"><text:span text:style-name="T3">if i MOD 3 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5" draw:layer="layout" svg:x1="6.94cm" svg:y1="13.74cm" svg:x2="5.596cm" svg:y2="14.732cm" draw:start-shape="id5" draw:start-glue-point="5" draw:end-shape="id6" draw:end-glue-point="5" svg:d="M6940 13740h-1344v992" svg:viewBox="0 0 1345 993">
          <text:p text:style-name="P11"/>
        </draw:connector>
        <draw:connector draw:style-name="gr16" draw:text-style-name="P15" xml:id="id7" draw:id="id7" draw:layer="layout" draw:type="line" svg:x1="11.007cm" svg:y1="17.071cm" svg:x2="11.011cm" svg:y2="18.423cm" draw:end-shape="id4" draw:end-glue-point="4" svg:d="M11007 17071l4 1352" svg:viewBox="0 0 5 1353">
          <text:p text:style-name="P11"/>
        </draw:connector>
        <draw:connector draw:style-name="gr17" draw:text-style-name="P11" draw:layer="layout" svg:x1="5.596cm" svg:y1="15.897cm" svg:x2="11.007cm" svg:y2="17.071cm" draw:start-shape="id6" draw:start-glue-point="8" draw:end-shape="id7" draw:end-glue-point="2" svg:d="M5596 15897v587h5411v587" svg:viewBox="0 0 5412 1175">
          <text:p/>
        </draw:connector>
        <draw:connector draw:style-name="gr17" draw:text-style-name="P11" draw:layer="layout" draw:line-skew="0.64cm 0.58cm" svg:x1="15.092cm" svg:y1="13.74cm" svg:x2="11.007cm" svg:y2="17.071cm" draw:start-shape="id5" draw:start-glue-point="7" draw:end-shape="id7" draw:end-glue-point="2" svg:d="M15092 13740h1158v2760h-5243v571" svg:viewBox="0 0 5244 3332">
          <text:p/>
        </draw:connector>
        <draw:connector draw:style-name="gr18" draw:text-style-name="P16" draw:layer="layout" draw:line-skew="2.389cm 4.803cm" svg:x1="15.093cm" svg:y1="9.921cm" svg:x2="10.996cm" svg:y2="22.945cm" draw:start-shape="id3" draw:start-glue-point="7" draw:end-shape="id8" draw:end-glue-point="0" svg:d="M15093 9921h2907v11829h-7004v1195" svg:viewBox="0 0 7005 13025">
          <text:p/>
        </draw:connector>
        <draw:frame draw:style-name="gr8" draw:text-style-name="P10" draw:layer="layout" svg:width="0.931cm" svg:height="0.802cm" svg:x="15.029cm" svg:y="9.147cm">
          <draw:text-box>
            <text:p><text:span text:style-name="T5">F</text:span></text:p>
          </draw:text-box>
        </draw:frame>
        <draw:frame draw:style-name="gr8" draw:text-style-name="P10" draw:layer="layout" svg:width="0.931cm" svg:height="0.802cm" svg:x="15.03cm" svg:y="13.047cm">
          <draw:text-box>
            <text:p><text:span text:style-name="T5">F</text:span></text:p>
          </draw:text-box>
        </draw:frame>
        <draw:frame draw:style-name="gr8" draw:text-style-name="P10" draw:layer="layout" svg:width="0.931cm" svg:height="0.802cm" svg:x="6.129cm" svg:y="12.947cm">
          <draw:text-box>
            <text:p><text:span text:style-name="T5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9" draw:display-name="Arrowheads 9" svg:viewBox="0 0 20 20" svg:d="M0 20l10-20 10 20z"/>
    <draw:marker draw:name="线条箭头_20_1" draw:display-name="线条箭头 1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7T03:37:37.989929655</dc:date>
    <meta:editing-duration>PT59M29S</meta:editing-duration>
    <meta:editing-cycles>12</meta:editing-cycles>
    <meta:generator>LibreOffice/7.3.4.2$Linux_X86_64 LibreOffice_project/30$Build-2</meta:generator>
    <meta:document-statistic meta:object-count="22"/>
  </office:meta>
</office:document-meta>
</file>